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4/" xlink:type="simple" xlink:show="embed" xlink:actuate="onLoad"/></draw:frame></text:p>
<text:p text:style-name="Text_20_body">where <draw:frame draw:style-name="fr1" text:anchor-type="as-char"><draw:object xlink:href="Formula-116/" xlink:type="simple" xlink:show="embed" xlink:actuate="onLoad"/></draw:frame> is the communicability matrix, <draw:frame draw:style-name="fr1" text:anchor-type="as-char"><draw:object xlink:href="Formula-118/"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0/" xlink:type="simple" xlink:show="embed" xlink:actuate="onLoad"/></draw:frame></text:p>
<text:p text:style-name="Text_20_body">where <draw:frame draw:style-name="fr1" text:anchor-type="as-char"><draw:object xlink:href="Formula-122/" xlink:type="simple" xlink:show="embed" xlink:actuate="onLoad"/></draw:frame> and <draw:frame draw:style-name="fr1" text:anchor-type="as-char"><draw:object xlink:href="Formula-124/" xlink:type="simple" xlink:show="embed" xlink:actuate="onLoad"/></draw:frame> are respectively the <draw:frame draw:style-name="fr1" text:anchor-type="as-char"><draw:object xlink:href="Formula-126/" xlink:type="simple" xlink:show="embed" xlink:actuate="onLoad"/></draw:frame> eigenvectors and eigenvalues of the matrix <draw:frame draw:style-name="fr1" text:anchor-type="as-char"><draw:object xlink:href="Formula-128/" xlink:type="simple" xlink:show="embed" xlink:actuate="onLoad"/></draw:frame>. The spectral form of <draw:frame draw:style-name="fr1" text:anchor-type="as-char"><draw:object xlink:href="Formula-130/" xlink:type="simple" xlink:show="embed" xlink:actuate="onLoad"/></draw:frame> can be decompose by the following way :</text:p>
<text:p text:style-name="Text_20_body"><text:bookmark-start text:name="eq:cluster1"/><draw:frame draw:style-name="fr2" text:anchor-type="paragraph"><draw:object xlink:href="Formula-132/" xlink:type="simple" xlink:show="embed" xlink:actuate="onLoad"/></draw:frame><text:bookmark-end text:name="eq:cluster1"/></text:p>
<text:p text:style-name="Text_20_body"><text:line-break/><text:line-break/></text:p>
<text:p text:style-name="Text_20_body">where <draw:frame draw:style-name="fr1" text:anchor-type="as-char"><draw:object xlink:href="Formula-134/" xlink:type="simple" xlink:show="embed" xlink:actuate="onLoad"/></draw:frame> or <draw:frame draw:style-name="fr1" text:anchor-type="as-char"><draw:object xlink:href="Formula-136/" xlink:type="simple" xlink:show="embed" xlink:actuate="onLoad"/></draw:frame> indicate respectively all the positives or negatives values of the <draw:frame draw:style-name="fr1" text:anchor-type="as-char"><draw:object xlink:href="Formula-138/" xlink:type="simple" xlink:show="embed" xlink:actuate="onLoad"/></draw:frame> eigenvector. The first is not include because all the values the eigenvector the same sign.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 So to make partition we are mostly interested by the sign of the sums in eq. 1 :</text:p>
<text:p text:style-name="Text_20_body"><draw:frame draw:style-name="fr2" text:anchor-type="paragraph"><draw:object xlink:href="Formula-140/" xlink:type="simple" xlink:show="embed" xlink:actuate="onLoad"/></draw:frame></text:p>
<text:p text:style-name="Text_20_body">and</text:p>
<text:p text:style-name="Text_20_body"><draw:frame draw:style-name="fr2" text:anchor-type="paragraph"><draw:object xlink:href="Formula-142/" xlink:type="simple" xlink:show="embed" xlink:actuate="onLoad"/></draw:frame></text:p>
<text:p text:style-name="Text_20_body">so the clustering matrix is obtain with</text:p>
<text:p text:style-name="Text_20_body"><draw:frame draw:style-name="fr2" text:anchor-type="paragraph"><draw:object xlink:href="Formula-144/" xlink:type="simple" xlink:show="embed" xlink:actuate="onLoad"/></draw:frame></text:p>
<text:p text:style-name="Text_20_body">in short it is in fact</text:p>
<text:p text:style-name="Text_20_body"><draw:frame draw:style-name="fr2" text:anchor-type="paragraph"><draw:object xlink:href="Formula-146/" xlink:type="simple" xlink:show="embed" xlink:actuate="onLoad"/></draw:frame></text:p>
<text:h text:style-name="Heading_20_4" text:outline-level="4"><text:bookmark-start text:name="example"/>Example<text:bookmark-end text:name="example"/></text:h>
<text:p text:style-name="P5">library(tidyverse)</text:p>
<text:p text:style-name="P6">library(lattice)</text:p>
<text:p text:style-name="P7">library(igraph)</text:p>
<text:p text:style-name="P8">library(colorRamps)</text:p>
<text:p text:style-name="P9">A <text:s text:c="1"/>= matrix(c(0,1,0,1,1,0,0,0,0,0,0,</text:p>
<text:p text:style-name="P10"><text:s text:c="14"/>1,0,1,1,1,0,0,0,0,0,0,</text:p>
<text:p text:style-name="P11"><text:s text:c="14"/>0,1,0,1,1,0,0,0,0,0,0,</text:p>
<text:p text:style-name="P12"><text:s text:c="14"/>1,1,1,0,1,0,0,0,0,0,0,</text:p>
<text:p text:style-name="P13"><text:s text:c="14"/>1,1,1,1,0,1,0,0,0,0,0,</text:p>
<text:p text:style-name="P14"><text:s text:c="14"/>0,0,0,0,1,0,1,0,0,0,0,</text:p>
<text:p text:style-name="P15"><text:s text:c="14"/>0,0,0,0,0,1,0,1,1,0,1,</text:p>
<text:p text:style-name="P16"><text:s text:c="14"/>0,0,0,0,0,0,1,0,1,1,1,</text:p>
<text:p text:style-name="P17"><text:s text:c="14"/>0,0,0,0,0,0,1,1,0,1,1,</text:p>
<text:p text:style-name="P18"><text:s text:c="14"/>0,0,0,0,0,0,0,1,1,0,1,</text:p>
<text:p text:style-name="P19"><text:s text:c="14"/>0,0,0,0,0,0,1,1,1,1,0), nrow =11, ncol =11)</text:p>
<text:p text:style-name="P20">grap = graph_from_adjacency_matrix(A, mode = "undirected")</text:p>
<text:p text:style-name="P21">plot(grap)</text:p>
<text:p text:style-name="First_20_paragraph">A graph with 11 nodes and 2 distinct group. First we need to compute the graph spectrum</text:p>
<text:p text:style-name="P22">spectra = eigen(A)</text:p>
<text:p text:style-name="P23">levelplot(spectra$vectors, ylab = "eigenvectors", xlab ="j th position")</text:p>
<text:p text:style-name="First_20_paragraph">Now let’s take the <draw:frame draw:style-name="fr1" text:anchor-type="as-char"><draw:object xlink:href="Formula-148/" xlink:type="simple" xlink:show="embed" xlink:actuate="onLoad"/></draw:frame> dimension as an example.</text:p>
<text:p text:style-name="P24">##</text:p>
<text:p text:style-name="P25">G_dim2 = spectra$vectors[,2]%*%t(spectra$vectors[,2])*exp(spectra$values[2])</text:p>
<text:p text:style-name="P26">intra = G_dim2[G_dim2]</text:p>
<text:p text:style-name="P27">levelplot(G_dim2, ylab = "node", xlab ="node",col.regions = rev(matlab.like(16)))</text:p>
<text:p text:style-name="First_20_paragraph">And that it ! The second dimension of the graph communicability identify 2 cluster (blue).</text:p>
<text:p text:style-name="Text_20_body">We can compute for the third dimention</text:p>
<text:p text:style-name="P28">G_dim3 = spectra$vectors[,3]%*%t(spectra$vectors[,3])*exp(spectra$values[3])</text:p>
<text:p text:style-name="P29">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other communicability dimension we just have to add</text:p>
<text:p text:style-name="P30">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50/" xlink:type="simple" xlink:show="embed" xlink:actuate="onLoad"/></draw:frame> by adding all the 10 dimension</text:p>
<text:p text:style-name="P31">delta_G = matrix(0, nrow =11, ncol =11)</text:p>
<text:p text:style-name="P32">for(dim in 2:11){</text:p>
<text:p text:style-name="P33"><text:s text:c="2"/>delta_G = delta_G + spectra$vectors[,dim]%*%t(spectra$vectors[,dim])*exp(spectra$values[dim])</text:p>
<text:p text:style-name="P34">}</text:p>
<text:p text:style-name="P35">levelplot(delta_G, ylab = "node", xlab ="node",col.regions = rev(matlab.like(16)))</text:p>
<text:h text:style-name="Heading_20_2" text:outline-level="2"><text:bookmark-start text:name="results"/>Results<text:bookmark-end text:name="results"/></text:h>
<text:p text:style-name="P36">![Globlal matrix of clustering communicability. Positive values inticate that species are in the same cluster. Only host order and virus order names are display.](figures/host_virus_cluster.jpg){#fig:global}</text:p>
<text:h text:style-name="Heading_20_2" text:outline-level="2"><text:bookmark-start text:name="conclusion"/>Conclusion<text:bookmark-end text:name="conclusion"/></text:h>
<text:section text:name="refs"><text:section text:name="ref-Estrada2008Communicability"><text:p text:style-name="First_20_paragraph">Estrada, E. &amp; Hatano, N. (2008). <text:a xlink:type="simple" xlink:href="https://doi.org/10.1103/PhysRevE.77.036111" office:name=""><text:span text:style-name="Definition">Communicability in complex networks</text:span></text:a>. <text:span text:style-name="T1">Physical Review E</text:span>, 77, 036111.</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7-21T21:29:01Z</meta:creation-date>
    <dc:date>2023-07-21T21:29:0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16/content.xml><?xml version="1.0" encoding="utf-8"?>
<math xmlns="http://www.w3.org/1998/Math/MathML" display="inline">
  <mi>G</mi>
</math>
</file>

<file path=Formula-118/content.xml><?xml version="1.0" encoding="utf-8"?>
<math xmlns="http://www.w3.org/1998/Math/MathML" display="inline">
  <mi>A</mi>
</math>
</file>

<file path=Formula-12/content.xml><?xml version="1.0" encoding="utf-8"?>
<math xmlns="http://www.w3.org/1998/Math/MathML" display="block">
  <mi>e</mi>
</math>
</file>

<file path=Formula-120/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2/content.xml><?xml version="1.0" encoding="utf-8"?>
<math xmlns="http://www.w3.org/1998/Math/MathML" display="inline">
  <msub>
    <mi>φ</mi>
    <mi>j</mi>
  </msub>
</math>
</file>

<file path=Formula-124/content.xml><?xml version="1.0" encoding="utf-8"?>
<math xmlns="http://www.w3.org/1998/Math/MathML" display="inline">
  <msub>
    <mi>λ</mi>
    <mi>j</mi>
  </msub>
</math>
</file>

<file path=Formula-126/content.xml><?xml version="1.0" encoding="utf-8"?>
<math xmlns="http://www.w3.org/1998/Math/MathML" display="inline">
  <msup>
    <mi>j</mi>
    <mrow>
      <mi>t</mi>
      <mi>h</mi>
    </mrow>
  </msup>
</math>
</file>

<file path=Formula-128/content.xml><?xml version="1.0" encoding="utf-8"?>
<math xmlns="http://www.w3.org/1998/Math/MathML" display="inline">
  <mi>A</mi>
</math>
</file>

<file path=Formula-130/content.xml><?xml version="1.0" encoding="utf-8"?>
<math xmlns="http://www.w3.org/1998/Math/MathML" display="inline">
  <mi>G</mi>
</math>
</file>

<file path=Formula-132/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34/content.xml><?xml version="1.0" encoding="utf-8"?>
<math xmlns="http://www.w3.org/1998/Math/MathML" display="inline">
  <msup>
    <mi>φ</mi>
    <mo>+</mo>
  </msup>
</math>
</file>

<file path=Formula-136/content.xml><?xml version="1.0" encoding="utf-8"?>
<math xmlns="http://www.w3.org/1998/Math/MathML" display="inline">
  <msup>
    <mi>φ</mi>
    <mo>−</mo>
  </msup>
</math>
</file>

<file path=Formula-138/content.xml><?xml version="1.0" encoding="utf-8"?>
<math xmlns="http://www.w3.org/1998/Math/MathML" display="inline">
  <msup>
    <mi>j</mi>
    <mrow>
      <mi>t</mi>
      <mi>h</mi>
    </mrow>
  </msup>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42/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44/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46/content.xml><?xml version="1.0" encoding="utf-8"?>
<math xmlns="http://www.w3.org/1998/Math/MathML" display="block">
  <mrow>
    <mi>Δ</mi>
    <mi>G</mi>
    <mo>=</mo>
    <mi>G</mi>
    <mo>−</mo>
    <msub>
      <mi>φ</mi>
      <mn>1</mn>
    </msub>
    <msubsup>
      <mi>φ</mi>
      <mn>1</mn>
      <mi>T</mi>
    </msubsup>
    <msup>
      <mi>e</mi>
      <msub>
        <mi>λ</mi>
        <mn>1</mn>
      </msub>
    </msup>
  </mrow>
</math>
</file>

<file path=Formula-148/content.xml><?xml version="1.0" encoding="utf-8"?>
<math xmlns="http://www.w3.org/1998/Math/MathML" display="inline">
  <msup>
    <mn>2</mn>
    <mrow>
      <mi>n</mi>
      <mi>d</mi>
    </mrow>
  </msup>
</math>
</file>

<file path=Formula-150/content.xml><?xml version="1.0" encoding="utf-8"?>
<math xmlns="http://www.w3.org/1998/Math/MathML" display="inline">
  <mrow>
    <mi>Δ</mi>
    <mi>G</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